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45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1 X48.137 Y1.112</text:p>
          </table:table-cell>
          <table:table-cell office:value-type="float" office:value="48.137" calcext:value-type="float">
            <text:p>48.137</text:p>
          </table:table-cell>
        </table:table-row>
        <table:table-row table:style-name="ro1">
          <table:table-cell office:value-type="string" calcext:value-type="string">
            <text:p>["G2 X46.803 Y0.573 I15.444 J-7.015"]</text:p>
          </table:table-cell>
          <table:table-cell/>
        </table:table-row>
        <table:table-row table:style-name="ro1">
          <table:table-cell office:value-type="string" calcext:value-type="string">
            <text:p>["G2 X45.733 Y0.243 I12.438 J-4.425"]</text:p>
          </table:table-cell>
          <table:table-cell/>
        </table:table-row>
        <table:table-row table:style-name="ro1">
          <table:table-cell office:value-type="string" calcext:value-type="string">
            <text:p>["G2 X44.952 Y0.072 I9.134 J-2.406"]</text:p>
          </table:table-cell>
          <table:table-cell/>
        </table:table-row>
        <table:table-row table:style-name="ro1">
          <table:table-cell office:value-type="string" calcext:value-type="string">
            <text:p>["G2 X44.476 Y0.009 I5.616 J-0.989"]</text:p>
          </table:table-cell>
          <table:table-cell/>
        </table:table-row>
        <table:table-row table:style-name="ro1">
          <table:table-cell office:value-type="string" calcext:value-type="string">
            <text:p>["G2 X44.316 Y-0.000 I2.109 J-0.200"]</text:p>
          </table:table-cell>
          <table:table-cell/>
        </table:table-row>
        <table:table-row table:style-name="ro1">
          <table:table-cell office:value-type="string" calcext:value-type="string">
            <text:p>["G3 X44.214 Y-3.007 I-1.503 J-0.051"]</text:p>
          </table:table-cell>
          <table:table-cell/>
        </table:table-row>
        <table:table-row table:style-name="ro1">
          <table:table-cell office:value-type="string" calcext:value-type="string">
            <text:p>["G2 X44.373 Y-3.027 I-2.110 J-0.184"]</text:p>
          </table:table-cell>
          <table:table-cell/>
        </table:table-row>
        <table:table-row table:style-name="ro1">
          <table:table-cell office:value-type="string" calcext:value-type="string">
            <text:p>["G2 X44.843 Y-3.122 I-5.632 J-0.897"]</text:p>
          </table:table-cell>
          <table:table-cell/>
        </table:table-row>
        <table:table-row table:style-name="ro1">
          <table:table-cell office:value-type="string" calcext:value-type="string">
            <text:p>["G2 X45.611 Y-3.345 I-9.173 J-2.253"]</text:p>
          </table:table-cell>
          <table:table-cell/>
        </table:table-row>
        <table:table-row table:style-name="ro1">
          <table:table-cell office:value-type="string" calcext:value-type="string">
            <text:p>["G2 X46.656 Y-3.747 I-12.511 J-4.214"]</text:p>
          </table:table-cell>
          <table:table-cell/>
        </table:table-row>
        <table:table-row table:style-name="ro1">
          <table:table-cell office:value-type="string" calcext:value-type="string">
            <text:p>["G2 X47.951 Y-4.376 I-15.561 J-6.752"]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6.2988in" svg:height="3.5429in" svg:x="12.5925in" svg:y="0.8654in">
            <draw:object draw:notify-on-update-of-ranges="Sheet2.L2:Sheet2.L22 Sheet2.M2:Sheet2.M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13" table:default-cell-style-name="Default"/>
        <table:table-row table:style-name="ro1">
          <table:table-cell office:value-type="float" office:value="48.137" calcext:value-type="float">
            <text:p>48.137</text:p>
          </table:table-cell>
          <table:table-cell office:value-type="float" office:value="1.112" calcext:value-type="float">
            <text:p>1.112</text:p>
          </table:table-cell>
          <table:table-cell table:number-columns-repeated="2"/>
          <table:table-cell office:value-type="string" calcext:value-type="string">
            <text:p>cx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fromx</text:p>
          </table:table-cell>
          <table:table-cell office:value-type="string" calcext:value-type="string">
            <text:p>fromy</text:p>
          </table:table-cell>
          <table:table-cell office:value-type="string" calcext:value-type="string">
            <text:p>tox</text:p>
          </table:table-cell>
          <table:table-cell office:value-type="string" calcext:value-type="string">
            <text:p>toy</text:p>
          </table:table-cell>
          <table:table-cell table:number-columns-repeated="3"/>
        </table:table-row>
        <table:table-row table:style-name="ro1">
          <table:table-cell office:value-type="float" office:value="46.803" calcext:value-type="float">
            <text:p>46.803</text:p>
          </table:table-cell>
          <table:table-cell office:value-type="float" office:value="0.573" calcext:value-type="float">
            <text:p>0.573</text:p>
          </table:table-cell>
          <table:table-cell office:value-type="float" office:value="15.444" calcext:value-type="float">
            <text:p>15.444</text:p>
          </table:table-cell>
          <table:table-cell office:value-type="float" office:value="-7.015" calcext:value-type="float">
            <text:p>-7.015</text:p>
          </table:table-cell>
          <table:table-cell table:formula="of:=[.A2]-[.C2]" office:value-type="float" office:value="31.359" calcext:value-type="float">
            <text:p>31.359</text:p>
          </table:table-cell>
          <table:table-cell table:formula="of:=[.B2]-[.D2]" office:value-type="float" office:value="7.588" calcext:value-type="float">
            <text:p>7.588</text:p>
          </table:table-cell>
          <table:table-cell table:formula="of:=[.A1]" office:value-type="float" office:value="48.137" calcext:value-type="float">
            <text:p>48.137</text:p>
          </table:table-cell>
          <table:table-cell table:formula="of:=[.B1]" office:value-type="float" office:value="1.112" calcext:value-type="float">
            <text:p>1.112</text:p>
          </table:table-cell>
          <table:table-cell table:formula="of:=[.A2]" office:value-type="float" office:value="46.803" calcext:value-type="float">
            <text:p>46.803</text:p>
          </table:table-cell>
          <table:table-cell table:formula="of:=[.B2]" office:value-type="float" office:value="0.573" calcext:value-type="float">
            <text:p>0.573</text:p>
          </table:table-cell>
          <table:table-cell/>
          <table:table-cell office:value-type="float" office:value="48.137" calcext:value-type="float">
            <text:p>48.137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float" office:value="45.733" calcext:value-type="float">
            <text:p>45.733</text:p>
          </table:table-cell>
          <table:table-cell office:value-type="float" office:value="0.243" calcext:value-type="float">
            <text:p>0.243</text:p>
          </table:table-cell>
          <table:table-cell office:value-type="float" office:value="12.438" calcext:value-type="float">
            <text:p>12.438</text:p>
          </table:table-cell>
          <table:table-cell office:value-type="float" office:value="-4.425" calcext:value-type="float">
            <text:p>-4.425</text:p>
          </table:table-cell>
          <table:table-cell table:formula="of:=[.A3]-[.C3]" office:value-type="float" office:value="33.295" calcext:value-type="float">
            <text:p>33.295</text:p>
          </table:table-cell>
          <table:table-cell table:formula="of:=[.B3]-[.D3]" office:value-type="float" office:value="4.668" calcext:value-type="float">
            <text:p>4.668</text:p>
          </table:table-cell>
          <table:table-cell table:formula="of:=[.A2]" office:value-type="float" office:value="46.803" calcext:value-type="float">
            <text:p>46.803</text:p>
          </table:table-cell>
          <table:table-cell table:formula="of:=[.B2]" office:value-type="float" office:value="0.573" calcext:value-type="float">
            <text:p>0.573</text:p>
          </table:table-cell>
          <table:table-cell table:formula="of:=[.A3]" office:value-type="float" office:value="45.733" calcext:value-type="float">
            <text:p>45.733</text:p>
          </table:table-cell>
          <table:table-cell table:formula="of:=[.B3]" office:value-type="float" office:value="0.243" calcext:value-type="float">
            <text:p>0.243</text:p>
          </table:table-cell>
          <table:table-cell/>
          <table:table-cell office:value-type="float" office:value="46.803" calcext:value-type="float">
            <text:p>46.803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float" office:value="44.952" calcext:value-type="float">
            <text:p>44.952</text:p>
          </table:table-cell>
          <table:table-cell office:value-type="float" office:value="0.072" calcext:value-type="float">
            <text:p>0.072</text:p>
          </table:table-cell>
          <table:table-cell office:value-type="float" office:value="9.134" calcext:value-type="float">
            <text:p>9.134</text:p>
          </table:table-cell>
          <table:table-cell office:value-type="float" office:value="-2.406" calcext:value-type="float">
            <text:p>-2.406</text:p>
          </table:table-cell>
          <table:table-cell table:formula="of:=[.A4]-[.C4]" office:value-type="float" office:value="35.818" calcext:value-type="float">
            <text:p>35.818</text:p>
          </table:table-cell>
          <table:table-cell table:formula="of:=[.B4]-[.D4]" office:value-type="float" office:value="2.478" calcext:value-type="float">
            <text:p>2.478</text:p>
          </table:table-cell>
          <table:table-cell table:formula="of:=[.A3]" office:value-type="float" office:value="45.733" calcext:value-type="float">
            <text:p>45.733</text:p>
          </table:table-cell>
          <table:table-cell table:formula="of:=[.B3]" office:value-type="float" office:value="0.243" calcext:value-type="float">
            <text:p>0.243</text:p>
          </table:table-cell>
          <table:table-cell table:formula="of:=[.A4]" office:value-type="float" office:value="44.952" calcext:value-type="float">
            <text:p>44.952</text:p>
          </table:table-cell>
          <table:table-cell table:formula="of:=[.B4]" office:value-type="float" office:value="0.072" calcext:value-type="float">
            <text:p>0.072</text:p>
          </table:table-cell>
          <table:table-cell/>
          <table:table-cell office:value-type="float" office:value="45.733" calcext:value-type="float">
            <text:p>45.733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44.476" calcext:value-type="float">
            <text:p>44.476</text:p>
          </table:table-cell>
          <table:table-cell office:value-type="float" office:value="0.009" calcext:value-type="float">
            <text:p>0.009</text:p>
          </table:table-cell>
          <table:table-cell office:value-type="float" office:value="5.616" calcext:value-type="float">
            <text:p>5.616</text:p>
          </table:table-cell>
          <table:table-cell office:value-type="float" office:value="-0.989" calcext:value-type="float">
            <text:p>-0.989</text:p>
          </table:table-cell>
          <table:table-cell table:formula="of:=[.A5]-[.C5]" office:value-type="float" office:value="38.86" calcext:value-type="float">
            <text:p>38.86</text:p>
          </table:table-cell>
          <table:table-cell table:formula="of:=[.B5]-[.D5]" office:value-type="float" office:value="0.998" calcext:value-type="float">
            <text:p>0.998</text:p>
          </table:table-cell>
          <table:table-cell table:formula="of:=[.A4]" office:value-type="float" office:value="44.952" calcext:value-type="float">
            <text:p>44.952</text:p>
          </table:table-cell>
          <table:table-cell table:formula="of:=[.B4]" office:value-type="float" office:value="0.072" calcext:value-type="float">
            <text:p>0.072</text:p>
          </table:table-cell>
          <table:table-cell table:formula="of:=[.A5]" office:value-type="float" office:value="44.476" calcext:value-type="float">
            <text:p>44.476</text:p>
          </table:table-cell>
          <table:table-cell table:formula="of:=[.B5]" office:value-type="float" office:value="0.009" calcext:value-type="float">
            <text:p>0.009</text:p>
          </table:table-cell>
          <table:table-cell/>
          <table:table-cell office:value-type="float" office:value="44.952" calcext:value-type="float">
            <text:p>44.95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44.316" calcext:value-type="float">
            <text:p>44.316</text:p>
          </table:table-cell>
          <table:table-cell office:value-type="float" office:value="-0" calcext:value-type="float">
            <text:p>0</text:p>
          </table:table-cell>
          <table:table-cell office:value-type="float" office:value="2.109" calcext:value-type="float">
            <text:p>2.109</text:p>
          </table:table-cell>
          <table:table-cell office:value-type="float" office:value="-0.2" calcext:value-type="float">
            <text:p>-0.2</text:p>
          </table:table-cell>
          <table:table-cell table:formula="of:=[.A6]-[.C6]" office:value-type="float" office:value="42.207" calcext:value-type="float">
            <text:p>42.207</text:p>
          </table:table-cell>
          <table:table-cell table:formula="of:=[.B6]-[.D6]" office:value-type="float" office:value="0.2" calcext:value-type="float">
            <text:p>0.2</text:p>
          </table:table-cell>
          <table:table-cell table:formula="of:=[.A5]" office:value-type="float" office:value="44.476" calcext:value-type="float">
            <text:p>44.476</text:p>
          </table:table-cell>
          <table:table-cell table:formula="of:=[.B5]" office:value-type="float" office:value="0.009" calcext:value-type="float">
            <text:p>0.009</text:p>
          </table:table-cell>
          <table:table-cell table:formula="of:=[.A6]" office:value-type="float" office:value="44.316" calcext:value-type="float">
            <text:p>44.316</text:p>
          </table:table-cell>
          <table:table-cell table:formula="of:=[.B6]" office:value-type="float" office:value="-0" calcext:value-type="float">
            <text:p>0</text:p>
          </table:table-cell>
          <table:table-cell/>
          <table:table-cell office:value-type="float" office:value="44.476" calcext:value-type="float">
            <text:p>44.47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44.373" calcext:value-type="float">
            <text:p>44.373</text:p>
          </table:table-cell>
          <table:table-cell office:value-type="float" office:value="-3.027" calcext:value-type="float">
            <text:p>-3.027</text:p>
          </table:table-cell>
          <table:table-cell office:value-type="float" office:value="-2.11" calcext:value-type="float">
            <text:p>-2.11</text:p>
          </table:table-cell>
          <table:table-cell office:value-type="float" office:value="-0.184" calcext:value-type="float">
            <text:p>-0.184</text:p>
          </table:table-cell>
          <table:table-cell table:formula="of:=[.A7]-[.C7]" office:value-type="float" office:value="46.483" calcext:value-type="float">
            <text:p>46.483</text:p>
          </table:table-cell>
          <table:table-cell table:formula="of:=[.B7]-[.D7]" office:value-type="float" office:value="-2.843" calcext:value-type="float">
            <text:p>-2.843</text:p>
          </table:table-cell>
          <table:table-cell table:formula="of:=[.A6]" office:value-type="float" office:value="44.316" calcext:value-type="float">
            <text:p>44.316</text:p>
          </table:table-cell>
          <table:table-cell table:formula="of:=[.B6]" office:value-type="float" office:value="-0" calcext:value-type="float">
            <text:p>0</text:p>
          </table:table-cell>
          <table:table-cell table:formula="of:=[.A7]" office:value-type="float" office:value="44.373" calcext:value-type="float">
            <text:p>44.373</text:p>
          </table:table-cell>
          <table:table-cell table:formula="of:=[.B7]" office:value-type="float" office:value="-3.027" calcext:value-type="float">
            <text:p>-3.027</text:p>
          </table:table-cell>
          <table:table-cell/>
          <table:table-cell office:value-type="float" office:value="44.316" calcext:value-type="float">
            <text:p>44.31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.843" calcext:value-type="float">
            <text:p>44.843</text:p>
          </table:table-cell>
          <table:table-cell office:value-type="float" office:value="-3.122" calcext:value-type="float">
            <text:p>-3.122</text:p>
          </table:table-cell>
          <table:table-cell office:value-type="float" office:value="-5.632" calcext:value-type="float">
            <text:p>-5.632</text:p>
          </table:table-cell>
          <table:table-cell office:value-type="float" office:value="-0.897" calcext:value-type="float">
            <text:p>-0.897</text:p>
          </table:table-cell>
          <table:table-cell table:formula="of:=[.A8]-[.C8]" office:value-type="float" office:value="50.475" calcext:value-type="float">
            <text:p>50.475</text:p>
          </table:table-cell>
          <table:table-cell table:formula="of:=[.B8]-[.D8]" office:value-type="float" office:value="-2.225" calcext:value-type="float">
            <text:p>-2.225</text:p>
          </table:table-cell>
          <table:table-cell table:formula="of:=[.A7]" office:value-type="float" office:value="44.373" calcext:value-type="float">
            <text:p>44.373</text:p>
          </table:table-cell>
          <table:table-cell table:formula="of:=[.B7]" office:value-type="float" office:value="-3.027" calcext:value-type="float">
            <text:p>-3.027</text:p>
          </table:table-cell>
          <table:table-cell table:formula="of:=[.A8]" office:value-type="float" office:value="44.843" calcext:value-type="float">
            <text:p>44.843</text:p>
          </table:table-cell>
          <table:table-cell table:formula="of:=[.B8]" office:value-type="float" office:value="-3.122" calcext:value-type="float">
            <text:p>-3.122</text:p>
          </table:table-cell>
          <table:table-cell/>
          <table:table-cell office:value-type="float" office:value="44.373" calcext:value-type="float">
            <text:p>44.373</text:p>
          </table:table-cell>
          <table:table-cell office:value-type="float" office:value="-3.027" calcext:value-type="float">
            <text:p>-3.027</text:p>
          </table:table-cell>
        </table:table-row>
        <table:table-row table:style-name="ro1">
          <table:table-cell office:value-type="float" office:value="45.611" calcext:value-type="float">
            <text:p>45.611</text:p>
          </table:table-cell>
          <table:table-cell office:value-type="float" office:value="-3.345" calcext:value-type="float">
            <text:p>-3.345</text:p>
          </table:table-cell>
          <table:table-cell office:value-type="float" office:value="-9.173" calcext:value-type="float">
            <text:p>-9.173</text:p>
          </table:table-cell>
          <table:table-cell office:value-type="float" office:value="-2.253" calcext:value-type="float">
            <text:p>-2.253</text:p>
          </table:table-cell>
          <table:table-cell table:formula="of:=[.A9]-[.C9]" office:value-type="float" office:value="54.784" calcext:value-type="float">
            <text:p>54.784</text:p>
          </table:table-cell>
          <table:table-cell table:formula="of:=[.B9]-[.D9]" office:value-type="float" office:value="-1.092" calcext:value-type="float">
            <text:p>-1.092</text:p>
          </table:table-cell>
          <table:table-cell table:formula="of:=[.A8]" office:value-type="float" office:value="44.843" calcext:value-type="float">
            <text:p>44.843</text:p>
          </table:table-cell>
          <table:table-cell table:formula="of:=[.B8]" office:value-type="float" office:value="-3.122" calcext:value-type="float">
            <text:p>-3.122</text:p>
          </table:table-cell>
          <table:table-cell table:formula="of:=[.A9]" office:value-type="float" office:value="45.611" calcext:value-type="float">
            <text:p>45.611</text:p>
          </table:table-cell>
          <table:table-cell table:formula="of:=[.B9]" office:value-type="float" office:value="-3.345" calcext:value-type="float">
            <text:p>-3.345</text:p>
          </table:table-cell>
          <table:table-cell/>
          <table:table-cell office:value-type="float" office:value="44.843" calcext:value-type="float">
            <text:p>44.843</text:p>
          </table:table-cell>
          <table:table-cell office:value-type="float" office:value="-3.122" calcext:value-type="float">
            <text:p>-3.122</text:p>
          </table:table-cell>
        </table:table-row>
        <table:table-row table:style-name="ro1">
          <table:table-cell office:value-type="float" office:value="46.656" calcext:value-type="float">
            <text:p>46.656</text:p>
          </table:table-cell>
          <table:table-cell office:value-type="float" office:value="-3.747" calcext:value-type="float">
            <text:p>-3.747</text:p>
          </table:table-cell>
          <table:table-cell office:value-type="float" office:value="-12.511" calcext:value-type="float">
            <text:p>-12.511</text:p>
          </table:table-cell>
          <table:table-cell office:value-type="float" office:value="-4.214" calcext:value-type="float">
            <text:p>-4.214</text:p>
          </table:table-cell>
          <table:table-cell table:formula="of:=[.A10]-[.C10]" office:value-type="float" office:value="59.167" calcext:value-type="float">
            <text:p>59.167</text:p>
          </table:table-cell>
          <table:table-cell table:formula="of:=[.B10]-[.D10]" office:value-type="float" office:value="0.467000000000001" calcext:value-type="float">
            <text:p>0.467000000000001</text:p>
          </table:table-cell>
          <table:table-cell table:formula="of:=[.A9]" office:value-type="float" office:value="45.611" calcext:value-type="float">
            <text:p>45.611</text:p>
          </table:table-cell>
          <table:table-cell table:formula="of:=[.B9]" office:value-type="float" office:value="-3.345" calcext:value-type="float">
            <text:p>-3.345</text:p>
          </table:table-cell>
          <table:table-cell table:formula="of:=[.A10]" office:value-type="float" office:value="46.656" calcext:value-type="float">
            <text:p>46.656</text:p>
          </table:table-cell>
          <table:table-cell table:formula="of:=[.B10]" office:value-type="float" office:value="-3.747" calcext:value-type="float">
            <text:p>-3.747</text:p>
          </table:table-cell>
          <table:table-cell/>
          <table:table-cell office:value-type="float" office:value="45.611" calcext:value-type="float">
            <text:p>45.611</text:p>
          </table:table-cell>
          <table:table-cell office:value-type="float" office:value="-3.345" calcext:value-type="float">
            <text:p>-3.345</text:p>
          </table:table-cell>
        </table:table-row>
        <table:table-row table:style-name="ro1">
          <table:table-cell office:value-type="float" office:value="47.951" calcext:value-type="float">
            <text:p>47.951</text:p>
          </table:table-cell>
          <table:table-cell office:value-type="float" office:value="-4.376" calcext:value-type="float">
            <text:p>-4.376</text:p>
          </table:table-cell>
          <table:table-cell office:value-type="float" office:value="-15.561" calcext:value-type="float">
            <text:p>-15.561</text:p>
          </table:table-cell>
          <table:table-cell office:value-type="float" office:value="-6.752" calcext:value-type="float">
            <text:p>-6.752</text:p>
          </table:table-cell>
          <table:table-cell table:formula="of:=[.A11]-[.C11]" office:value-type="float" office:value="63.512" calcext:value-type="float">
            <text:p>63.512</text:p>
          </table:table-cell>
          <table:table-cell table:formula="of:=[.B11]-[.D11]" office:value-type="float" office:value="2.376" calcext:value-type="float">
            <text:p>2.376</text:p>
          </table:table-cell>
          <table:table-cell table:formula="of:=[.A10]" office:value-type="float" office:value="46.656" calcext:value-type="float">
            <text:p>46.656</text:p>
          </table:table-cell>
          <table:table-cell table:formula="of:=[.B10]" office:value-type="float" office:value="-3.747" calcext:value-type="float">
            <text:p>-3.747</text:p>
          </table:table-cell>
          <table:table-cell table:formula="of:=[.A11]" office:value-type="float" office:value="47.951" calcext:value-type="float">
            <text:p>47.951</text:p>
          </table:table-cell>
          <table:table-cell table:formula="of:=[.B11]" office:value-type="float" office:value="-4.376" calcext:value-type="float">
            <text:p>-4.376</text:p>
          </table:table-cell>
          <table:table-cell/>
          <table:table-cell office:value-type="float" office:value="46.656" calcext:value-type="float">
            <text:p>46.656</text:p>
          </table:table-cell>
          <table:table-cell office:value-type="float" office:value="-3.747" calcext:value-type="float">
            <text:p>-3.747</text:p>
          </table:table-cell>
        </table:table-row>
      </table:table>
      <table:table table:name="Sheet3" table:style-name="ta1">
        <table:shapes>
          <draw:frame draw:z-index="0" draw:style-name="gr1" draw:text-style-name="P1" svg:width="2.5354in" svg:height="4.839in" svg:x="9.1492in" svg:y="0.0236in">
            <draw:object draw:notify-on-update-of-ranges="Sheet3.H3:Sheet3.H30 Sheet3.I3:Sheet3.I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1">
          <table:table-cell office:value-type="float" office:value="48.137" calcext:value-type="float">
            <text:p>48.137</text:p>
          </table:table-cell>
          <table:table-cell office:value-type="float" office:value="1.112" calcext:value-type="float">
            <text:p>1.112</text:p>
          </table:table-cell>
          <table:table-cell table:number-columns-repeated="2"/>
          <table:table-cell office:value-type="string" calcext:value-type="string">
            <text:p>cx</text:p>
          </table:table-cell>
          <table:table-cell office:value-type="string" calcext:value-type="string">
            <text:p>cy</text:p>
          </table:table-cell>
          <table:table-cell table:number-columns-repeated="3"/>
        </table:table-row>
        <table:table-row table:style-name="ro1">
          <table:table-cell office:value-type="float" office:value="46.803" calcext:value-type="float">
            <text:p>46.803</text:p>
          </table:table-cell>
          <table:table-cell office:value-type="float" office:value="0.573" calcext:value-type="float">
            <text:p>0.573</text:p>
          </table:table-cell>
          <table:table-cell office:value-type="float" office:value="-7.015" calcext:value-type="float">
            <text:p>-7.015</text:p>
          </table:table-cell>
          <table:table-cell office:value-type="float" office:value="15.444" calcext:value-type="float">
            <text:p>15.444</text:p>
          </table:table-cell>
          <table:table-cell table:formula="of:=[.A2]+[.C3]" office:value-type="float" office:value="41.122" calcext:value-type="float">
            <text:p>41.122</text:p>
          </table:table-cell>
          <table:table-cell table:formula="of:=[.B2]+[.D3]" office:value-type="float" office:value="16.556" calcext:value-type="float">
            <text:p>16.556</text:p>
          </table:table-cell>
          <table:table-cell/>
          <table:table-cell office:value-type="float" office:value="41.122" calcext:value-type="float">
            <text:p>41.122</text:p>
          </table:table-cell>
          <table:table-cell office:value-type="float" office:value="16.556" calcext:value-type="float">
            <text:p>16.556</text:p>
          </table:table-cell>
        </table:table-row>
        <table:table-row table:style-name="ro1">
          <table:table-cell office:value-type="float" office:value="45.733" calcext:value-type="float">
            <text:p>45.733</text:p>
          </table:table-cell>
          <table:table-cell office:value-type="float" office:value="0.243" calcext:value-type="float">
            <text:p>0.243</text:p>
          </table:table-cell>
          <table:table-cell office:value-type="float" office:value="-4.425" calcext:value-type="float">
            <text:p>-4.425</text:p>
          </table:table-cell>
          <table:table-cell office:value-type="float" office:value="12.438" calcext:value-type="float">
            <text:p>12.438</text:p>
          </table:table-cell>
          <table:table-cell table:formula="of:=[.A3]+[.C4]" office:value-type="float" office:value="42.378" calcext:value-type="float">
            <text:p>42.378</text:p>
          </table:table-cell>
          <table:table-cell table:formula="of:=[.B3]+[.D4]" office:value-type="float" office:value="13.011" calcext:value-type="float">
            <text:p>13.011</text:p>
          </table:table-cell>
          <table:table-cell/>
          <table:table-cell office:value-type="float" office:value="42.378" calcext:value-type="float">
            <text:p>42.378</text:p>
          </table:table-cell>
          <table:table-cell office:value-type="float" office:value="13.011" calcext:value-type="float">
            <text:p>13.011</text:p>
          </table:table-cell>
        </table:table-row>
        <table:table-row table:style-name="ro1">
          <table:table-cell office:value-type="float" office:value="44.952" calcext:value-type="float">
            <text:p>44.952</text:p>
          </table:table-cell>
          <table:table-cell office:value-type="float" office:value="0.072" calcext:value-type="float">
            <text:p>0.072</text:p>
          </table:table-cell>
          <table:table-cell office:value-type="float" office:value="-2.406" calcext:value-type="float">
            <text:p>-2.406</text:p>
          </table:table-cell>
          <table:table-cell office:value-type="float" office:value="9.134" calcext:value-type="float">
            <text:p>9.134</text:p>
          </table:table-cell>
          <table:table-cell table:formula="of:=[.A4]+[.C5]" office:value-type="float" office:value="43.327" calcext:value-type="float">
            <text:p>43.327</text:p>
          </table:table-cell>
          <table:table-cell table:formula="of:=[.B4]+[.D5]" office:value-type="float" office:value="9.377" calcext:value-type="float">
            <text:p>9.377</text:p>
          </table:table-cell>
          <table:table-cell/>
          <table:table-cell office:value-type="float" office:value="43.327" calcext:value-type="float">
            <text:p>43.327</text:p>
          </table:table-cell>
          <table:table-cell office:value-type="float" office:value="9.377" calcext:value-type="float">
            <text:p>9.377</text:p>
          </table:table-cell>
        </table:table-row>
        <table:table-row table:style-name="ro1">
          <table:table-cell office:value-type="float" office:value="44.476" calcext:value-type="float">
            <text:p>44.476</text:p>
          </table:table-cell>
          <table:table-cell office:value-type="float" office:value="0.009" calcext:value-type="float">
            <text:p>0.009</text:p>
          </table:table-cell>
          <table:table-cell office:value-type="float" office:value="-0.989" calcext:value-type="float">
            <text:p>-0.989</text:p>
          </table:table-cell>
          <table:table-cell office:value-type="float" office:value="5.616" calcext:value-type="float">
            <text:p>5.616</text:p>
          </table:table-cell>
          <table:table-cell table:formula="of:=[.A5]+[.C6]" office:value-type="float" office:value="43.963" calcext:value-type="float">
            <text:p>43.963</text:p>
          </table:table-cell>
          <table:table-cell table:formula="of:=[.B5]+[.D6]" office:value-type="float" office:value="5.688" calcext:value-type="float">
            <text:p>5.688</text:p>
          </table:table-cell>
          <table:table-cell/>
          <table:table-cell office:value-type="float" office:value="43.963" calcext:value-type="float">
            <text:p>43.963</text:p>
          </table:table-cell>
          <table:table-cell office:value-type="float" office:value="5.688" calcext:value-type="float">
            <text:p>5.688</text:p>
          </table:table-cell>
        </table:table-row>
        <table:table-row table:style-name="ro1">
          <table:table-cell office:value-type="float" office:value="44.316" calcext:value-type="float">
            <text:p>44.316</text:p>
          </table:table-cell>
          <table:table-cell office:value-type="float" office:value="-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2.109" calcext:value-type="float">
            <text:p>2.109</text:p>
          </table:table-cell>
          <table:table-cell table:formula="of:=[.A6]+[.C7]" office:value-type="float" office:value="44.276" calcext:value-type="float">
            <text:p>44.276</text:p>
          </table:table-cell>
          <table:table-cell table:formula="of:=[.B6]+[.D7]" office:value-type="float" office:value="2.118" calcext:value-type="float">
            <text:p>2.118</text:p>
          </table:table-cell>
          <table:table-cell/>
          <table:table-cell office:value-type="float" office:value="44.276" calcext:value-type="float">
            <text:p>44.276</text:p>
          </table:table-cell>
          <table:table-cell office:value-type="float" office:value="2.118" calcext:value-type="float">
            <text:p>2.118</text:p>
          </table:table-cell>
        </table:table-row>
        <table:table-row table:style-name="ro1">
          <table:table-cell office:value-type="float" office:value="44.214" calcext:value-type="float">
            <text:p>44.214</text:p>
          </table:table-cell>
          <table:table-cell office:value-type="float" office:value="-3.007" calcext:value-type="float">
            <text:p>-3.007</text:p>
          </table:table-cell>
          <table:table-cell office:value-type="float" office:value="-0.051" calcext:value-type="float">
            <text:p>-0.051</text:p>
          </table:table-cell>
          <table:table-cell office:value-type="float" office:value="-1.503" calcext:value-type="float">
            <text:p>-1.503</text:p>
          </table:table-cell>
          <table:table-cell table:formula="of:=[.A7]+[.C8]" office:value-type="float" office:value="44.265" calcext:value-type="float">
            <text:p>44.265</text:p>
          </table:table-cell>
          <table:table-cell table:formula="of:=[.B7]+[.D8]" office:value-type="float" office:value="-1.503" calcext:value-type="float">
            <text:p>-1.503</text:p>
          </table:table-cell>
          <table:table-cell table:number-columns-repeated="3"/>
        </table:table-row>
        <table:table-row table:style-name="ro1">
          <table:table-cell office:value-type="float" office:value="44.373" calcext:value-type="float">
            <text:p>44.373</text:p>
          </table:table-cell>
          <table:table-cell office:value-type="float" office:value="-3.027" calcext:value-type="float">
            <text:p>-3.027</text:p>
          </table:table-cell>
          <table:table-cell office:value-type="float" office:value="-0.184" calcext:value-type="float">
            <text:p>-0.184</text:p>
          </table:table-cell>
          <table:table-cell office:value-type="float" office:value="-2.11" calcext:value-type="float">
            <text:p>-2.11</text:p>
          </table:table-cell>
          <table:table-cell table:formula="of:=[.A8]+[.C9]" office:value-type="float" office:value="44.03" calcext:value-type="float">
            <text:p>44.03</text:p>
          </table:table-cell>
          <table:table-cell table:formula="of:=[.B8]+[.D9]" office:value-type="float" office:value="-5.117" calcext:value-type="float">
            <text:p>-5.117</text:p>
          </table:table-cell>
          <table:table-cell/>
          <table:table-cell office:value-type="float" office:value="44.265" calcext:value-type="float">
            <text:p>44.265</text:p>
          </table:table-cell>
          <table:table-cell office:value-type="float" office:value="-1.503" calcext:value-type="float">
            <text:p>-1.503</text:p>
          </table:table-cell>
        </table:table-row>
        <table:table-row table:style-name="ro1">
          <table:table-cell office:value-type="float" office:value="44.843" calcext:value-type="float">
            <text:p>44.843</text:p>
          </table:table-cell>
          <table:table-cell office:value-type="float" office:value="-3.122" calcext:value-type="float">
            <text:p>-3.122</text:p>
          </table:table-cell>
          <table:table-cell office:value-type="float" office:value="-0.897" calcext:value-type="float">
            <text:p>-0.897</text:p>
          </table:table-cell>
          <table:table-cell office:value-type="float" office:value="-5.632" calcext:value-type="float">
            <text:p>-5.632</text:p>
          </table:table-cell>
          <table:table-cell table:formula="of:=[.A9]+[.C10]" office:value-type="float" office:value="43.476" calcext:value-type="float">
            <text:p>43.476</text:p>
          </table:table-cell>
          <table:table-cell table:formula="of:=[.B9]+[.D10]" office:value-type="float" office:value="-8.659" calcext:value-type="float">
            <text:p>-8.65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1.503" calcext:value-type="float">
            <text:p>-1.503</text:p>
          </table:table-cell>
        </table:table-row>
        <table:table-row table:style-name="ro1">
          <table:table-cell office:value-type="float" office:value="45.611" calcext:value-type="float">
            <text:p>45.611</text:p>
          </table:table-cell>
          <table:table-cell office:value-type="float" office:value="-3.345" calcext:value-type="float">
            <text:p>-3.345</text:p>
          </table:table-cell>
          <table:table-cell office:value-type="float" office:value="-2.253" calcext:value-type="float">
            <text:p>-2.253</text:p>
          </table:table-cell>
          <table:table-cell office:value-type="float" office:value="-9.173" calcext:value-type="float">
            <text:p>-9.173</text:p>
          </table:table-cell>
          <table:table-cell table:formula="of:=[.A10]+[.C11]" office:value-type="float" office:value="42.59" calcext:value-type="float">
            <text:p>42.59</text:p>
          </table:table-cell>
          <table:table-cell table:formula="of:=[.B10]+[.D11]" office:value-type="float" office:value="-12.295" calcext:value-type="float">
            <text:p>-12.295</text:p>
          </table:table-cell>
          <table:table-cell table:number-columns-repeated="3"/>
        </table:table-row>
        <table:table-row table:style-name="ro1">
          <table:table-cell office:value-type="float" office:value="46.656" calcext:value-type="float">
            <text:p>46.656</text:p>
          </table:table-cell>
          <table:table-cell office:value-type="float" office:value="-3.747" calcext:value-type="float">
            <text:p>-3.747</text:p>
          </table:table-cell>
          <table:table-cell office:value-type="float" office:value="-4.214" calcext:value-type="float">
            <text:p>-4.214</text:p>
          </table:table-cell>
          <table:table-cell office:value-type="float" office:value="-12.511" calcext:value-type="float">
            <text:p>-12.511</text:p>
          </table:table-cell>
          <table:table-cell table:formula="of:=[.A11]+[.C12]" office:value-type="float" office:value="41.397" calcext:value-type="float">
            <text:p>41.397</text:p>
          </table:table-cell>
          <table:table-cell table:formula="of:=[.B11]+[.D12]" office:value-type="float" office:value="-15.856" calcext:value-type="float">
            <text:p>-15.856</text:p>
          </table:table-cell>
          <table:table-cell/>
          <table:table-cell office:value-type="float" office:value="44.03" calcext:value-type="float">
            <text:p>44.03</text:p>
          </table:table-cell>
          <table:table-cell office:value-type="float" office:value="-5.117" calcext:value-type="float">
            <text:p>-5.117</text:p>
          </table:table-cell>
        </table:table-row>
        <table:table-row table:style-name="ro1">
          <table:table-cell office:value-type="float" office:value="47.951" calcext:value-type="float">
            <text:p>47.951</text:p>
          </table:table-cell>
          <table:table-cell office:value-type="float" office:value="-4.376" calcext:value-type="float">
            <text:p>-4.376</text:p>
          </table:table-cell>
          <table:table-cell office:value-type="float" office:value="-6.752" calcext:value-type="float">
            <text:p>-6.752</text:p>
          </table:table-cell>
          <table:table-cell office:value-type="float" office:value="-15.561" calcext:value-type="float">
            <text:p>-15.561</text:p>
          </table:table-cell>
          <table:table-cell table:formula="of:=[.A12]+[.C13]" office:value-type="float" office:value="39.904" calcext:value-type="float">
            <text:p>39.904</text:p>
          </table:table-cell>
          <table:table-cell table:formula="of:=[.B12]+[.D13]" office:value-type="float" office:value="-19.308" calcext:value-type="float">
            <text:p>-19.308</text:p>
          </table:table-cell>
          <table:table-cell/>
          <table:table-cell office:value-type="float" office:value="43.476" calcext:value-type="float">
            <text:p>43.476</text:p>
          </table:table-cell>
          <table:table-cell office:value-type="float" office:value="-8.659" calcext:value-type="float">
            <text:p>-8.659</text:p>
          </table:table-cell>
        </table:table-row>
        <table:table-row table:style-name="ro1">
          <table:table-cell table:number-columns-repeated="7"/>
          <table:table-cell office:value-type="float" office:value="42.59" calcext:value-type="float">
            <text:p>42.59</text:p>
          </table:table-cell>
          <table:table-cell office:value-type="float" office:value="-12.295" calcext:value-type="float">
            <text:p>-12.295</text:p>
          </table:table-cell>
        </table:table-row>
        <table:table-row table:style-name="ro1">
          <table:table-cell table:number-columns-repeated="7"/>
          <table:table-cell office:value-type="float" office:value="41.397" calcext:value-type="float">
            <text:p>41.397</text:p>
          </table:table-cell>
          <table:table-cell office:value-type="float" office:value="-15.856" calcext:value-type="float">
            <text:p>-15.856</text:p>
          </table:table-cell>
        </table:table-row>
        <table:table-row table:style-name="ro1">
          <table:table-cell table:number-columns-repeated="7"/>
          <table:table-cell office:value-type="float" office:value="39.904" calcext:value-type="float">
            <text:p>39.904</text:p>
          </table:table-cell>
          <table:table-cell office:value-type="float" office:value="-19.308" calcext:value-type="float">
            <text:p>-19.30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float" office:value="48.137" calcext:value-type="float">
            <text:p>48.137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table:number-columns-repeated="7"/>
          <table:table-cell office:value-type="float" office:value="46.803" calcext:value-type="float">
            <text:p>46.803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table:number-columns-repeated="7"/>
          <table:table-cell office:value-type="float" office:value="45.733" calcext:value-type="float">
            <text:p>45.733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table:number-columns-repeated="7"/>
          <table:table-cell office:value-type="float" office:value="44.952" calcext:value-type="float">
            <text:p>44.95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table:number-columns-repeated="7"/>
          <table:table-cell office:value-type="float" office:value="44.476" calcext:value-type="float">
            <text:p>44.47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table:number-columns-repeated="7"/>
          <table:table-cell office:value-type="float" office:value="44.316" calcext:value-type="float">
            <text:p>44.31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float" office:value="44.214" calcext:value-type="float">
            <text:p>44.214</text:p>
          </table:table-cell>
          <table:table-cell office:value-type="float" office:value="-3.007" calcext:value-type="float">
            <text:p>-3.007</text:p>
          </table:table-cell>
        </table:table-row>
        <table:table-row table:style-name="ro1">
          <table:table-cell table:number-columns-repeated="7"/>
          <table:table-cell office:value-type="float" office:value="44.373" calcext:value-type="float">
            <text:p>44.373</text:p>
          </table:table-cell>
          <table:table-cell office:value-type="float" office:value="-3.027" calcext:value-type="float">
            <text:p>-3.027</text:p>
          </table:table-cell>
        </table:table-row>
        <table:table-row table:style-name="ro1">
          <table:table-cell table:number-columns-repeated="7"/>
          <table:table-cell office:value-type="float" office:value="44.843" calcext:value-type="float">
            <text:p>44.843</text:p>
          </table:table-cell>
          <table:table-cell office:value-type="float" office:value="-3.122" calcext:value-type="float">
            <text:p>-3.122</text:p>
          </table:table-cell>
        </table:table-row>
        <table:table-row table:style-name="ro1">
          <table:table-cell table:number-columns-repeated="7"/>
          <table:table-cell office:value-type="float" office:value="45.611" calcext:value-type="float">
            <text:p>45.611</text:p>
          </table:table-cell>
          <table:table-cell office:value-type="float" office:value="-3.345" calcext:value-type="float">
            <text:p>-3.345</text:p>
          </table:table-cell>
        </table:table-row>
        <table:table-row table:style-name="ro1">
          <table:table-cell table:number-columns-repeated="7"/>
          <table:table-cell office:value-type="float" office:value="46.656" calcext:value-type="float">
            <text:p>46.656</text:p>
          </table:table-cell>
          <table:table-cell office:value-type="float" office:value="-3.747" calcext:value-type="float">
            <text:p>-3.747</text:p>
          </table:table-cell>
        </table:table-row>
        <table:table-row table:style-name="ro1">
          <table:table-cell table:number-columns-repeated="7"/>
          <table:table-cell office:value-type="float" office:value="47.951" calcext:value-type="float">
            <text:p>47.951</text:p>
          </table:table-cell>
          <table:table-cell office:value-type="float" office:value="-4.376" calcext:value-type="float">
            <text:p>-4.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9:34:46.311751698</meta:creation-date>
    <dc:date>2022-08-15T21:43:37.527023511</dc:date>
    <meta:editing-duration>PT1H48M31S</meta:editing-duration>
    <meta:editing-cycles>1</meta:editing-cycles>
    <meta:document-statistic meta:table-count="3" meta:cell-count="263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4.201cm" style:legend-expansion="high" chart:style-name="ch2"/>
        <chart:plot-area chart:style-name="ch3" table:cell-range-address="Sheet2.L2:Sheet2.M22" svg:x="0.32cm" svg:y="0.18cm" svg:width="12.455cm" svg:height="8.64cm">
          <chartooo:coordinate-region svg:x="0.862cm" svg:y="0.379cm" svg:width="11.58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M2:Sheet2.M22" chart:class="chart:scatter">
            <chart:domain table:cell-range-address="Sheet2.L2:Sheet2.L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137">
                <text:p>48.137</text:p>
                <draw:g>
                  <svg:desc>Sheet2.L2:Sheet2.L22</svg:desc>
                </draw:g>
              </table:table-cell>
              <table:table-cell office:value-type="float" office:value="1.112">
                <text:p>1.112</text:p>
                <draw:g>
                  <svg:desc>Sheet2.M2:Sheet2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803">
                <text:p>46.803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733">
                <text:p>45.733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952">
                <text:p>44.952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476">
                <text:p>44.47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316">
                <text:p>44.3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373">
                <text:p>44.373</text:p>
              </table:table-cell>
              <table:table-cell office:value-type="float" office:value="-3.027">
                <text:p>-3.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843">
                <text:p>44.843</text:p>
              </table:table-cell>
              <table:table-cell office:value-type="float" office:value="-3.122">
                <text:p>-3.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611">
                <text:p>45.611</text:p>
              </table:table-cell>
              <table:table-cell office:value-type="float" office:value="-3.345">
                <text:p>-3.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656">
                <text:p>46.656</text:p>
              </table:table-cell>
              <table:table-cell office:value-type="float" office:value="-3.747">
                <text:p>-3.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441cm" svg:height="12.292cm" xlink:href=".." xlink:type="simple" chart:class="chart:scatter" chart:style-name="ch1">
        <chart:legend chart:legend-position="end" svg:x="3.721cm" svg:y="5.847cm" style:legend-expansion="high" chart:style-name="ch2"/>
        <chart:plot-area chart:style-name="ch3" table:cell-range-address="Sheet3.H3:Sheet3.I30" svg:x="0.128cm" svg:y="0.245cm" svg:width="3.465cm" svg:height="11.802cm">
          <chartooo:coordinate-region svg:x="0.855cm" svg:y="0.445cm" svg:width="2.551cm" svg:height="11.4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I3:Sheet3.I30" chart:class="chart:scatter">
            <chart:domain table:cell-range-address="Sheet3.H3:Sheet3.H30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.122">
                <text:p>41.122</text:p>
                <draw:g>
                  <svg:desc>Sheet3.H3:Sheet3.H30</svg:desc>
                </draw:g>
              </table:table-cell>
              <table:table-cell office:value-type="float" office:value="16.556">
                <text:p>16.556</text:p>
                <draw:g>
                  <svg:desc>Sheet3.I3:Sheet3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378">
                <text:p>42.378</text:p>
              </table:table-cell>
              <table:table-cell office:value-type="float" office:value="13.011">
                <text:p>13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327">
                <text:p>43.327</text:p>
              </table:table-cell>
              <table:table-cell office:value-type="float" office:value="9.377">
                <text:p>9.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963">
                <text:p>43.963</text:p>
              </table:table-cell>
              <table:table-cell office:value-type="float" office:value="5.688">
                <text:p>5.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276">
                <text:p>44.276</text:p>
              </table:table-cell>
              <table:table-cell office:value-type="float" office:value="2.118">
                <text:p>2.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265">
                <text:p>44.265</text:p>
              </table:table-cell>
              <table:table-cell office:value-type="float" office:value="-1.503">
                <text:p>-1.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-1.503">
                <text:p>-1.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03">
                <text:p>44.03</text:p>
              </table:table-cell>
              <table:table-cell office:value-type="float" office:value="-5.117">
                <text:p>-5.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476">
                <text:p>43.476</text:p>
              </table:table-cell>
              <table:table-cell office:value-type="float" office:value="-8.659">
                <text:p>-8.6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.59">
                <text:p>42.59</text:p>
              </table:table-cell>
              <table:table-cell office:value-type="float" office:value="-12.295">
                <text:p>-12.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397">
                <text:p>41.397</text:p>
              </table:table-cell>
              <table:table-cell office:value-type="float" office:value="-15.856">
                <text:p>-15.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904">
                <text:p>39.904</text:p>
              </table:table-cell>
              <table:table-cell office:value-type="float" office:value="-19.308">
                <text:p>-19.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137">
                <text:p>48.137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.803">
                <text:p>46.803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733">
                <text:p>45.733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952">
                <text:p>44.952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476">
                <text:p>44.47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.316">
                <text:p>44.3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214">
                <text:p>44.214</text:p>
              </table:table-cell>
              <table:table-cell office:value-type="float" office:value="-3.007">
                <text:p>-3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373">
                <text:p>44.373</text:p>
              </table:table-cell>
              <table:table-cell office:value-type="float" office:value="-3.027">
                <text:p>-3.0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.843">
                <text:p>44.843</text:p>
              </table:table-cell>
              <table:table-cell office:value-type="float" office:value="-3.122">
                <text:p>-3.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611">
                <text:p>45.611</text:p>
              </table:table-cell>
              <table:table-cell office:value-type="float" office:value="-3.345">
                <text:p>-3.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.656">
                <text:p>46.656</text:p>
              </table:table-cell>
              <table:table-cell office:value-type="float" office:value="-3.747">
                <text:p>-3.7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951">
                <text:p>47.951</text:p>
              </table:table-cell>
              <table:table-cell office:value-type="float" office:value="-4.376">
                <text:p>-4.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